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text-underline-style="none" fo:font-weight="normal" officeooo:rsid="000ef856" officeooo:paragraph-rsid="001b6a05" style:font-weight-asian="normal" style:font-weight-complex="normal"/>
    </style:style>
    <style:style style:name="P2" style:family="paragraph" style:parent-style-name="Standard">
      <style:text-properties style:text-underline-style="none" fo:font-weight="normal" officeooo:rsid="001405e9" officeooo:paragraph-rsid="001b6a05" style:font-weight-asian="normal" style:font-weight-complex="normal"/>
    </style:style>
    <style:style style:name="P3" style:family="paragraph" style:parent-style-name="Standard">
      <style:text-properties officeooo:paragraph-rsid="001b6a05"/>
    </style:style>
    <style:style style:name="P4" style:family="paragraph" style:parent-style-name="Standard" style:list-style-name="L1">
      <style:text-properties style:text-underline-style="none" fo:font-weight="normal" officeooo:rsid="001405e9" officeooo:paragraph-rsid="001b6a05" style:font-weight-asian="normal" style:font-weight-complex="normal"/>
    </style:style>
    <style:style style:name="P5" style:family="paragraph" style:parent-style-name="Standard" style:list-style-name="L2">
      <style:text-properties style:text-underline-style="none" fo:font-weight="normal" officeooo:rsid="00158659" officeooo:paragraph-rsid="001b6a05" style:font-weight-asian="normal" style:font-weight-complex="normal"/>
    </style:style>
    <style:style style:name="P6" style:family="paragraph" style:parent-style-name="Standard" style:list-style-name="L2">
      <style:text-properties style:text-underline-style="none" fo:font-weight="normal" officeooo:rsid="00158659" officeooo:paragraph-rsid="001fc928" style:font-weight-asian="normal" style:font-weight-complex="normal"/>
    </style:style>
    <style:style style:name="P7" style:family="paragraph" style:parent-style-name="Standard" style:list-style-name="L2">
      <style:text-properties style:text-underline-style="none" fo:font-weight="normal" officeooo:rsid="0018b5ef" officeooo:paragraph-rsid="001fc928" style:font-weight-asian="normal" style:font-weight-complex="normal"/>
    </style:style>
    <style:style style:name="P8" style:family="paragraph" style:parent-style-name="Standard" style:list-style-name="L2">
      <style:text-properties style:text-underline-style="none" fo:font-weight="normal" officeooo:rsid="0018b5ef" officeooo:paragraph-rsid="002fdbae" style:font-weight-asian="normal" style:font-weight-complex="normal"/>
    </style:style>
    <style:style style:name="P9" style:family="paragraph" style:parent-style-name="Standard" style:list-style-name="L2">
      <style:text-properties style:text-underline-style="none" fo:font-weight="normal" officeooo:rsid="0018b5ef" officeooo:paragraph-rsid="00320013" style:font-weight-asian="normal" style:font-weight-complex="normal"/>
    </style:style>
    <style:style style:name="P10" style:family="paragraph" style:parent-style-name="Standard" style:list-style-name="L2">
      <style:text-properties style:text-underline-style="none" fo:font-weight="normal" officeooo:rsid="00191bc0" officeooo:paragraph-rsid="001fc928" style:font-weight-asian="normal" style:font-weight-complex="normal"/>
    </style:style>
    <style:style style:name="P11" style:family="paragraph" style:parent-style-name="Standard" style:list-style-name="L2">
      <style:text-properties style:text-underline-style="none" fo:font-weight="normal" officeooo:rsid="00191bc0" officeooo:paragraph-rsid="00223802" style:font-weight-asian="normal" style:font-weight-complex="normal"/>
    </style:style>
    <style:style style:name="P12" style:family="paragraph" style:parent-style-name="Standard" style:list-style-name="L2">
      <style:text-properties style:text-underline-style="none" fo:font-weight="normal" officeooo:rsid="001dafff" officeooo:paragraph-rsid="001b6a05" style:font-weight-asian="normal" style:font-weight-complex="normal"/>
    </style:style>
    <style:style style:name="P13" style:family="paragraph" style:parent-style-name="Standard" style:list-style-name="L2">
      <style:text-properties style:text-underline-style="none" fo:font-weight="normal" officeooo:rsid="001dafff" officeooo:paragraph-rsid="0024f480" style:font-weight-asian="normal" style:font-weight-complex="normal"/>
    </style:style>
    <style:style style:name="P14" style:family="paragraph" style:parent-style-name="Standard" style:list-style-name="L2">
      <style:text-properties style:text-underline-style="none" fo:font-weight="normal" officeooo:rsid="001dafff" officeooo:paragraph-rsid="00273405" style:font-weight-asian="normal" style:font-weight-complex="normal"/>
    </style:style>
    <style:style style:name="P15" style:family="paragraph" style:parent-style-name="Standard" style:list-style-name="L2">
      <style:text-properties style:text-underline-style="none" fo:font-weight="normal" officeooo:rsid="001ee298" officeooo:paragraph-rsid="001ee298" style:font-weight-asian="normal" style:font-weight-complex="normal"/>
    </style:style>
    <style:style style:name="P16" style:family="paragraph" style:parent-style-name="Standard" style:list-style-name="L2">
      <style:text-properties style:text-underline-style="none" fo:font-weight="normal" officeooo:rsid="001fc928" officeooo:paragraph-rsid="00223802" style:font-weight-asian="normal" style:font-weight-complex="normal"/>
    </style:style>
    <style:style style:name="P17" style:family="paragraph" style:parent-style-name="Standard" style:list-style-name="L2">
      <style:text-properties style:text-underline-style="none" fo:font-weight="normal" officeooo:rsid="0024f480" officeooo:paragraph-rsid="0024f480" style:font-weight-asian="normal" style:font-weight-complex="normal"/>
    </style:style>
    <style:style style:name="P18" style:family="paragraph" style:parent-style-name="Standard" style:list-style-name="L2">
      <style:text-properties style:text-underline-style="none" fo:font-weight="normal" officeooo:rsid="0025e9bf" officeooo:paragraph-rsid="00273405" style:font-weight-asian="normal" style:font-weight-complex="normal"/>
    </style:style>
    <style:style style:name="P19" style:family="paragraph" style:parent-style-name="Standard" style:list-style-name="L2">
      <style:text-properties style:text-underline-style="none" fo:font-weight="normal" officeooo:rsid="00273405" officeooo:paragraph-rsid="00273405" style:font-weight-asian="normal" style:font-weight-complex="normal"/>
    </style:style>
    <style:style style:name="P20" style:family="paragraph" style:parent-style-name="Standard" style:list-style-name="L2">
      <style:text-properties style:text-underline-style="none" fo:font-weight="normal" officeooo:rsid="002912a8" officeooo:paragraph-rsid="002912a8" style:font-weight-asian="normal" style:font-weight-complex="normal"/>
    </style:style>
    <style:style style:name="P21" style:family="paragraph" style:parent-style-name="Standard" style:list-style-name="L2">
      <style:text-properties style:text-underline-style="none" fo:font-weight="normal" officeooo:rsid="0029dad1" officeooo:paragraph-rsid="0029dad1" style:font-weight-asian="normal" style:font-weight-complex="normal"/>
    </style:style>
    <style:style style:name="P22" style:family="paragraph" style:parent-style-name="Standard" style:list-style-name="L2">
      <style:text-properties style:text-underline-style="none" fo:font-weight="normal" officeooo:rsid="002ab033" officeooo:paragraph-rsid="002ab033" style:font-weight-asian="normal" style:font-weight-complex="normal"/>
    </style:style>
    <style:style style:name="P23" style:family="paragraph" style:parent-style-name="Standard" style:list-style-name="L2">
      <style:text-properties style:text-underline-style="none" fo:font-weight="normal" officeooo:rsid="002afdb4" officeooo:paragraph-rsid="002afdb4" style:font-weight-asian="normal" style:font-weight-complex="normal"/>
    </style:style>
    <style:style style:name="P24" style:family="paragraph" style:parent-style-name="Standard">
      <style:text-properties style:text-underline-style="none" fo:font-weight="normal" officeooo:rsid="002afdb4" officeooo:paragraph-rsid="002afdb4" style:font-weight-asian="normal" style:font-weight-complex="normal"/>
    </style:style>
    <style:style style:name="P25" style:family="paragraph" style:parent-style-name="Standard" style:list-style-name="L2">
      <style:text-properties style:text-underline-style="none" fo:font-weight="normal" officeooo:rsid="002c91d5" officeooo:paragraph-rsid="002c91d5" style:font-weight-asian="normal" style:font-weight-complex="normal"/>
    </style:style>
    <style:style style:name="P26" style:family="paragraph" style:parent-style-name="Standard" style:list-style-name="L2">
      <style:text-properties style:text-underline-style="none" fo:font-weight="normal" officeooo:rsid="0031e2b9" officeooo:paragraph-rsid="0031e2b9" style:font-weight-asian="normal" style:font-weight-complex="normal"/>
    </style:style>
    <style:style style:name="P27" style:family="paragraph" style:parent-style-name="Standard" style:list-style-name="L2">
      <style:text-properties style:text-underline-style="none" fo:font-weight="normal" officeooo:rsid="00320013" officeooo:paragraph-rsid="00320013" style:font-weight-asian="normal" style:font-weight-complex="normal"/>
    </style:style>
    <style:style style:name="P28" style:family="paragraph" style:parent-style-name="Standard" style:list-style-name="L2">
      <style:text-properties style:text-underline-style="none" fo:font-weight="normal" officeooo:rsid="0032d7ee" officeooo:paragraph-rsid="0032d7ee" style:font-weight-asian="normal" style:font-weight-complex="normal"/>
    </style:style>
    <style:style style:name="P29" style:family="paragraph" style:parent-style-name="Standard" style:list-style-name="L2">
      <style:text-properties style:text-underline-style="none" fo:font-weight="normal" officeooo:rsid="0035ac13" officeooo:paragraph-rsid="0035ac13" style:font-weight-asian="normal" style:font-weight-complex="normal"/>
    </style:style>
    <style:style style:name="P30" style:family="paragraph" style:parent-style-name="Standard" style:list-style-name="L2">
      <style:text-properties officeooo:paragraph-rsid="001cf14d"/>
    </style:style>
    <style:style style:name="P31" style:family="paragraph" style:parent-style-name="Standard" style:list-style-name="L2">
      <style:text-properties fo:font-style="italic" style:text-underline-style="none" fo:font-weight="normal" officeooo:rsid="002c91d5" officeooo:paragraph-rsid="002c91d5" style:font-style-asian="italic" style:font-weight-asian="normal" style:font-style-complex="italic" style:font-weight-complex="normal"/>
    </style:style>
    <style:style style:name="T1" style:family="text">
      <style:text-properties officeooo:rsid="001405e9"/>
    </style:style>
    <style:style style:name="T2" style:family="text">
      <style:text-properties style:text-underline-style="none" fo:font-weight="normal" officeooo:rsid="001405e9" style:font-weight-asian="normal" style:font-weight-complex="normal"/>
    </style:style>
    <style:style style:name="T3" style:family="text">
      <style:text-properties style:text-underline-style="none" fo:font-weight="normal" officeooo:rsid="000ef856" style:font-weight-asian="normal" style:font-weight-complex="normal"/>
    </style:style>
    <style:style style:name="T4" style:family="text">
      <style:text-properties style:text-underline-style="none" fo:font-weight="normal" officeooo:rsid="00158659" style:font-weight-asian="normal" style:font-weight-complex="normal"/>
    </style:style>
    <style:style style:name="T5" style:family="text">
      <style:text-properties style:text-underline-style="none" fo:font-weight="normal" officeooo:rsid="001cf14d" style:font-weight-asian="normal" style:font-weight-complex="normal"/>
    </style:style>
    <style:style style:name="T6" style:family="text">
      <style:text-properties style:text-underline-style="none" fo:font-weight="normal" officeooo:rsid="0018b5ef" style:font-weight-asian="normal" style:font-weight-complex="normal"/>
    </style:style>
    <style:style style:name="T7" style:family="text">
      <style:text-properties style:text-underline-style="none" fo:font-weight="normal" officeooo:rsid="00191bc0" style:font-weight-asian="normal" style:font-weight-complex="normal"/>
    </style:style>
    <style:style style:name="T8" style:family="text">
      <style:text-properties style:text-underline-style="none" fo:font-weight="normal" officeooo:rsid="0025e9bf" style:font-weight-asian="normal" style:font-weight-complex="normal"/>
    </style:style>
    <style:style style:name="T9" style:family="text">
      <style:text-properties officeooo:rsid="0016b63a"/>
    </style:style>
    <style:style style:name="T10" style:family="text">
      <style:text-properties officeooo:rsid="000ef856"/>
    </style:style>
    <style:style style:name="T11" style:family="text">
      <style:text-properties officeooo:rsid="001cf14d"/>
    </style:style>
    <style:style style:name="T12" style:family="text">
      <style:text-properties officeooo:rsid="001ee298"/>
    </style:style>
    <style:style style:name="T13" style:family="text">
      <style:text-properties style:text-underline-style="solid" style:text-underline-width="auto" style:text-underline-color="font-color"/>
    </style:style>
    <style:style style:name="T14" style:family="text">
      <style:text-properties officeooo:rsid="001fc928"/>
    </style:style>
    <style:style style:name="T15" style:family="text">
      <style:text-properties officeooo:rsid="00215922"/>
    </style:style>
    <style:style style:name="T16" style:family="text">
      <style:text-properties officeooo:rsid="00223802"/>
    </style:style>
    <style:style style:name="T17" style:family="text">
      <style:text-properties officeooo:rsid="0024f480"/>
    </style:style>
    <style:style style:name="T18" style:family="text">
      <style:text-properties officeooo:rsid="00273405"/>
    </style:style>
    <style:style style:name="T19" style:family="text">
      <style:text-properties officeooo:rsid="002af41c"/>
    </style:style>
    <style:style style:name="T20" style:family="text">
      <style:text-properties officeooo:rsid="002ef0ad"/>
    </style:style>
    <style:style style:name="T21" style:family="text">
      <style:text-properties officeooo:rsid="00320013"/>
    </style:style>
    <style:style style:name="T22" style:family="text">
      <style:text-properties officeooo:rsid="0032c3c0"/>
    </style:style>
    <style:style style:name="T23" style:family="text">
      <style:text-properties officeooo:rsid="00341ec8"/>
    </style:style>
    <text:list-style style:name="L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5 <text:span text:style-name="T1">Synchronous Sequential Logic (Shift to Part II of class)</text:span></text:p>
      <text:p text:style-name="P2">5.1 Introduction</text:p>
      <text:list xml:id="list3849604606" text:style-name="L1">
        <text:list-item>
          <text:p text:style-name="P4">Devices that depend on storage of data in memory elements</text:p>
        </text:list-item>
        <text:list-item>
          <text:p text:style-name="P4">Operation and control of digital systems</text:p>
        </text:list-item>
        <text:list-item>
          <text:p text:style-name="P4">Prior circuits (combinational) where output was depends on immediate inputs</text:p>
        </text:list-item>
        <text:list-item>
          <text:p text:style-name="P4">Now in Sequential circuits they have memory can store and retrieve</text:p>
        </text:list-item>
      </text:list>
      <text:p text:style-name="P2"/>
      <text:p text:style-name="P3"><text:span text:style-name="T2">5.2 </text:span><text:span text:style-name="T3">Synchronous sequential circuits (clocked)</text:span></text:p>
      <text:list xml:id="list1843971918" text:style-name="L2">
        <text:list-item>
          <text:p text:style-name="P30"><text:span text:style-name="T5">S</text:span><text:span text:style-name="T3">equential circuits are specified </text:span><text:span text:style-name="T2">by a time sequence of inputs, outputs and internal states </text:span><text:span text:style-name="T5">(</text:span><text:span text:style-name="T4">synchronous and asynchronous</text:span><text:span text:style-name="T5">)</text:span></text:p>
        </text:list-item>
        <text:list-item>
          <text:p text:style-name="P5"><text:span text:style-name="T11">Synchronous - </text:span>outputs derived from inputs at discrete instants of time, e.g. clocked sequential circuit, is synchronized to occurrence of clock pulses</text:p>
        </text:list-item>
        <text:list-item>
          <text:p text:style-name="P5"><text:span text:style-name="T11">A</text:span>synchronous - outputs depend <text:span text:style-name="T9">on </text:span>signals <text:span text:style-name="T9">time </text:span>and order in which the<text:span text:style-name="T9">y </text:span>change</text:p>
        </text:list-item>
        <text:list-item>
          <text:p text:style-name="P5"><text:span text:style-name="T9">Synchronous </text:span>sequential circuits, <text:span text:style-name="T9">e.g. with clock pulses, manage discrete time and transition at predetermined intervals. <text:s/>(very stable systems in general)</text:span></text:p>
        </text:list-item>
        <text:list-item>
          <text:p text:style-name="P15"><text:span text:style-name="T13">Clock pulses determine when computational activity will occur within the circuit, and other signals (external inputs and otherwise) determine what changes will take place affecting the storage elements and the outputs</text:span>.</text:p>
        </text:list-item>
        <text:list-item>
          <text:p text:style-name="P5"><text:span text:style-name="T12">In a clocked circuit the Internal </text:span>state is stored <text:span text:style-name="T12">in the m</text:span>emory elements called flip-flops</text:p>
        </text:list-item>
        <text:list-item>
          <text:p text:style-name="P7"><text:span text:style-name="T12">What is a </text:span>Flip flop?</text:p>
          <text:list>
            <text:list-item>
              <text:p text:style-name="P6"><text:span text:style-name="T9">Flip flops provide memory or </text:span>storage <text:span text:style-name="T9">of </text:span>a single bit, <text:span text:style-name="T9">and appear very often</text:span></text:p>
            </text:list-item>
            <text:list-item>
              <text:p text:style-name="P7">In a stable state <text:span text:style-name="T14">its output </text:span>is <text:span text:style-name="T14">either a </text:span>0 or 1 <text:span text:style-name="T15">and it can only be changed at predetermined times based on the clock pulse cycle</text:span></text:p>
              <text:list>
                <text:list-item>
                  <text:p text:style-name="P11"><text:span text:style-name="T14">The role of the clock pulse is just to close the switch and make the circuit complete. <text:s/>And New v</text:span>alues <text:span text:style-name="T16">when stored are </text:span>updated at each clock cycle (hold time applies)</text:p>
                </text:list-item>
              </text:list>
            </text:list-item>
            <text:list-item>
              <text:p text:style-name="P16">A 64-bit word would require 64 flip flops, and sequential circuits can use as many flip flops needed too.</text:p>
            </text:list-item>
            <text:list-item>
              <text:p text:style-name="P10"><text:span text:style-name="T14">The s</text:span>peed of any combinational logic circuit <text:span text:style-name="T14">feeding the input of the flip flop is </text:span>critical <text:span text:style-name="T14">and must be completed and reached a stable value before the next clock pulse.</text:span></text:p>
            </text:list-item>
          </text:list>
        </text:list-item>
        <text:list-item>
          <text:p text:style-name="P5">(<text:span text:style-name="T12">The </text:span>asynchronous storage element is a time-delay device)</text:p>
        </text:list-item>
        <text:list-item>
          <text:p text:style-name="P12">Latches</text:p>
          <text:list>
            <text:list-item>
              <text:p text:style-name="P17">Unlike a flip-flop which is edge sensitive, the latches that make up the building block of the flip-flop is level sensitive</text:p>
              <text:list>
                <text:list-item>
                  <text:p text:style-name="P13"><text:span text:style-name="T17">The latches </text:span>do not change each clock cycle</text:p>
                </text:list-item>
              </text:list>
            </text:list-item>
            <text:list-item>
              <text:p text:style-name="P18"><text:span text:style-name="T18">W</text:span>ired as two cross-coupled NOR gates or two cross-coupled NAND gates:</text:p>
            </text:list-item>
            <text:list-item>
              <text:p text:style-name="P14"><text:span text:style-name="T17">SR Latches, in implementation using NOR gates the setting of both inputs at 1 is forbidden, otherwise S=1 sets, and R=1 resets and moving back to 0 has no effect at all</text:span></text:p>
            </text:list-item>
            <text:list-item>
              <text:p text:style-name="P19">In the case of the S’R’ latch it is the NAND gate implementation since 0 0 is forbidden</text:p>
            </text:list-item>
            <text:list-item>
              <text:p text:style-name="P20">Another further wiring is with a control input (enable) using two more NAND gates for S and R connected to Enable. <text:s/>By setting enable to 0 it is in effect telling the latch to stay at the same value, similar to moving to a No change state without it.</text:p>
            </text:list-item>
            <text:list-item>
              <text:p text:style-name="P21">SR latch is the foundation to construct other useful latches and flip-flops.</text:p>
            </text:list-item>
            <text:list-item>
              <text:p text:style-name="P22">Transparent latch (D-latch) fixes the problem of the indeterminate state of the SR latch, it does this by inverting the line (D input) so that at most either the Set or Reset side of the latch is active, not both. <text:span text:style-name="T19">When the enable input gets asserted the D input is transferred to the Q output. <text:s/>Therefore it stores data, and is the fundamental building block for creating a D flip-flop.</text:span></text:p>
            </text:list-item>
          </text:list>
        </text:list-item>
      </text:list>
      <text:p text:style-name="P24">5.4 Storage Elements: Flip-Flops</text:p>
      <text:list xml:id="list223648896244073" text:continue-numbering="true" text:style-name="L2">
        <text:list-item>
          <text:p text:style-name="P23">More flip-flop terminology</text:p>
          <text:list>
            <text:list-item>
              <text:p text:style-name="P25">Change in control input of a latch or flip-flop switches its state (it is triggered)</text:p>
            </text:list-item>
            <text:list-item>
              <text:p text:style-name="P31">A clock pulse applied to a D-latch at the control input (enable input) is <text:span text:style-name="T20">the design for an </text:span>edge-triggered flip flop (rising edge or falling edge).</text:p>
            </text:list-item>
          </text:list>
        </text:list-item>
        <text:list-item>
          <text:p text:style-name="P26"><text:soft-page-break/>Edge-triggered D flip-flops</text:p>
        </text:list-item>
        <text:list-item>
          <text:p text:style-name="P26">T flip-flops</text:p>
        </text:list-item>
        <text:list-item>
          <text:p text:style-name="P26">JK flip-flops</text:p>
        </text:list-item>
        <text:list-item>
          <text:p text:style-name="P27">State equations</text:p>
        </text:list-item>
        <text:list-item>
          <text:p text:style-name="P27">State tables</text:p>
        </text:list-item>
        <text:list-item>
          <text:p text:style-name="P27">State diagrams</text:p>
        </text:list-item>
        <text:list-item>
          <text:p text:style-name="P9"><text:span text:style-name="T21">Mealy and Moore Models of he Finite State Machines</text:span></text:p>
        </text:list-item>
        <text:list-item>
          <text:p text:style-name="P27">State reduction (<text:span text:style-name="T22">to another </text:span>equivalent circuit)</text:p>
        </text:list-item>
        <text:list-item>
          <text:p text:style-name="P28">State assignment <text:span text:style-name="T23">(pg 320-321)</text:span></text:p>
        </text:list-item>
        <text:list-item>
          <text:p text:style-name="P29">State diagram for T flip-flop pg 328 of a three-bit binary acoun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00:43:43.294160983</meta:creation-date>
    <dc:date>2019-11-26T22:36:47.577579066</dc:date>
    <meta:editing-duration>PT32M13S</meta:editing-duration>
    <meta:editing-cycles>26</meta:editing-cycles>
    <meta:generator>LibreOffice/6.0.1.1$Linux_X86_64 LibreOffice_project/60bfb1526849283ce2491346ed2aa51c465abfe6</meta:generator>
    <meta:document-statistic meta:table-count="0" meta:image-count="0" meta:object-count="0" meta:page-count="2" meta:paragraph-count="43" meta:word-count="660" meta:character-count="3717" meta:non-whitespace-character-count="3135"/>
  </office:meta>
</office:document-meta>
</file>